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text-properties fo:font-size="11pt" fo:font-style="normal" fo:font-weight="normal" officeooo:rsid="0009e3e3" officeooo:paragraph-rsid="0009e3e3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fo:font-size="12pt" fo:font-style="italic" fo:font-weight="normal" officeooo:paragraph-rsid="0009e3e3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6" style:family="paragraph" style:parent-style-name="Table_20_Contents">
      <style:text-properties officeooo:rsid="0009e3e3" officeooo:paragraph-rsid="0009e3e3"/>
    </style:style>
    <style:style style:name="P7" style:family="paragraph" style:parent-style-name="Table_20_Contents">
      <style:text-properties officeooo:rsid="0009e3e3" officeooo:paragraph-rsid="00088e0e"/>
    </style:style>
    <style:style style:name="P8" style:family="paragraph" style:parent-style-name="Table_20_Contents">
      <style:paragraph-properties fo:margin-left="1.226cm" fo:margin-right="0.009cm" fo:text-indent="0cm" style:auto-text-indent="false"/>
      <style:text-properties officeooo:rsid="0009e3e3" officeooo:paragraph-rsid="0009e3e3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e9b5a" officeooo:paragraph-rsid="000e9b5a" style:font-style-asian="italic" style:font-style-complex="italic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paragraph-properties fo:margin-left="1.199cm" fo:margin-right="0.009cm" fo:text-indent="0cm" style:auto-text-indent="false"/>
      <style:text-properties officeooo:rsid="000e9b5a" officeooo:paragraph-rsid="000e9b5a"/>
    </style:style>
    <style:style style:name="T1" style:family="text">
      <style:text-properties officeooo:rsid="0009e3e3"/>
    </style:style>
    <style:style style:name="T2" style:family="text">
      <style:text-properties officeooo:rsid="000021c4"/>
    </style:style>
    <style:style style:name="T3" style:family="text">
      <style:text-properties officeooo:rsid="000bb74a"/>
    </style:style>
    <style:style style:name="T4" style:family="text">
      <style:text-properties officeooo:rsid="000e9b5a"/>
    </style:style>
    <style:style style:name="T5" style:family="text">
      <style:text-properties officeooo:rsid="000eff9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Inserisci menù</text:p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">Direzione o Impiegato</text:p>
          </table:table-cell>
        </table:table-row>
        <table:table-row table:style-name="Tabella33.2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5">L'utente accede al sistema e viene riconosciuto come <text:span text:style-name="T2">Direttore</text:span> <text:span text:style-name="T2">oppure come impiegato.</text:span>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4">1. <text:span text:style-name="T5">l</text:span><text:span text:style-name="T1">'utente accede alla funzione per inserire un menù.</text:span></text:p>
            <text:p text:style-name="P7"/>
            <text:p text:style-name="P11">2. il sistema visualizza le opzioni per la selezione della categoria.</text:p>
            <text:p text:style-name="P7"/>
            <text:p text:style-name="P6"><text:span text:style-name="T4">3</text:span>. <text:span text:style-name="T5">l</text:span>'utente inserisce <text:span text:style-name="T4">la categoria e </text:span>i dati <text:span text:style-name="T4">relativi a</text:span><text:span text:style-name="T3">l nuovo menù</text:span>.</text:p>
            <text:p text:style-name="P6"/>
            <text:p text:style-name="P8"><text:span text:style-name="T4">4</text:span>. <text:span text:style-name="T3">il sistema verifica e salva i dati inseriti.</text:span>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4">In caso di successo <text:span text:style-name="T3">l'utente visualizza il nuovo menù inserito</text:span>.</text:p>
            <text:p text:style-name="P4"/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list xml:id="list33685865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9">UC9: inserisce il menù per tutti i bambini selezionando la categ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2S</meta:editing-duration>
    <meta:editing-cycles>8</meta:editing-cycles>
    <meta:generator>LibreOffice/3.6$Windows_x86 LibreOffice_project/da8c1e6-fd468f4-454e206-f42a4a9-143cfd</meta:generator>
    <dc:date>2012-10-19T13:56:13.01</dc:date>
    <meta:document-statistic meta:table-count="1" meta:image-count="0" meta:object-count="0" meta:page-count="1" meta:paragraph-count="17" meta:word-count="114" meta:character-count="728" meta:non-whitespace-character-count="630"/>
    <meta:user-defined meta:name="Info 1"/>
    <meta:user-defined meta:name="Info 2"/>
    <meta:user-defined meta:name="Info 3"/>
    <meta:user-defined meta:name="Info 4"/>
  </office:meta>
</office:document-meta>
</file>